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was your very first song produced?</text:p>
      <text:p text:style-name="Standard">What have been your biggest inspirations?</text:p>
      <text:p text:style-name="Standard">Is music your main career?</text:p>
      <text:p text:style-name="Standard">Why did you move to the U.S.?</text:p>
      <text:p text:style-name="Standard">What was your favorite song to produce and wh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Ritchie</meta:initial-creator>
    <meta:creation-date>2015-11-29T16:26:12.79</meta:creation-date>
    <meta:document-statistic meta:table-count="0" meta:image-count="0" meta:object-count="0" meta:page-count="1" meta:paragraph-count="5" meta:word-count="34" meta:character-count="182"/>
    <dc:date>2015-11-29T18:53:22.55</dc:date>
    <dc:creator>Robert Ritchie</dc:creator>
    <meta:editing-duration>PT19M20S</meta:editing-duration>
    <meta:editing-cycles>1</meta:editing-cycles>
    <meta:generator>OpenOffice/4.0.0$Win32 OpenOffice.org_project/400m3$Build-9702</meta:generator>
  </office:meta>
</office:document-meta>
</file>